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left="0cm" fo:margin-right="0cm" fo:line-height="150%" fo:text-align="start" style:justify-single-word="false" fo:orphans="1" fo:text-indent="0cm" style:auto-text-indent="false"/>
    </style:style>
    <style:style style:name="P2" style:family="paragraph" style:parent-style-name="Preformatted_20_Text">
      <style:paragraph-properties fo:margin-left="0cm" fo:margin-right="0cm" fo:line-height="150%" fo:text-align="start" style:justify-single-word="false" fo:orphans="1"/>
    </style:style>
    <style:style style:name="P3" style:family="paragraph" style:parent-style-name="Preformatted_20_Text">
      <style:paragraph-properties fo:margin-left="0cm" fo:margin-right="0cm" fo:margin-top="0cm" fo:margin-bottom="0.499cm" style:contextual-spacing="false" fo:line-height="150%" fo:text-align="start" style:justify-single-word="false" fo:orphans="1"/>
    </style:style>
    <style:style style:name="P4" style:family="paragraph" style:parent-style-name="Preformatted_20_Text">
      <style:paragraph-properties fo:orphans="1"/>
    </style:style>
    <style:style style:name="P5" style:family="paragraph" style:parent-style-name="Text_20_body">
      <style:paragraph-properties fo:margin-left="0cm" fo:margin-right="0cm" fo:orphans="1" fo:text-indent="0cm" style:auto-text-indent="false"/>
    </style:style>
    <style:style style:name="P6" style:family="paragraph" style:parent-style-name="Text_20_body">
      <style:paragraph-properties fo:orphans="1"/>
    </style:style>
    <style:style style:name="P7" style:family="paragraph" style:parent-style-name="Preformatted_20_Text">
      <style:paragraph-properties fo:margin-left="0cm" fo:margin-right="0cm" fo:line-height="150%" fo:text-align="start" style:justify-single-word="false" fo:orphans="1"/>
      <style:text-properties fo:color="#000000" loext:opacity="100%" fo:background-color="transparent"/>
    </style:style>
    <style:style style:name="P8" style:family="paragraph" style:parent-style-name="Preformatted_20_Text">
      <style:paragraph-properties fo:orphans="1"/>
      <style:text-properties fo:color="#000000" loext:opacity="100%" fo:background-color="transparent"/>
    </style:style>
    <style:style style:name="P9" style:family="paragraph" style:parent-style-name="Text_20_body">
      <style:text-properties style:font-name="monospace" officeooo:rsid="00159617" officeooo:paragraph-rsid="00159617"/>
    </style:style>
    <style:style style:name="P10" style:family="paragraph" style:parent-style-name="Text_20_body">
      <style:text-properties officeooo:rsid="001abda2" officeooo:paragraph-rsid="001abda2"/>
    </style:style>
    <style:style style:name="P11" style:family="paragraph" style:parent-style-name="Heading_20_2">
      <style:text-properties officeooo:rsid="001abda2" officeooo:paragraph-rsid="001abda2"/>
    </style:style>
    <style:style style:name="P12" style:family="paragraph" style:parent-style-name="Text_20_body" style:list-style-name="L1">
      <style:paragraph-properties fo:orphans="1"/>
    </style:style>
    <style:style style:name="P13" style:family="paragraph" style:parent-style-name="Text_20_body" style:list-style-name="L2">
      <style:paragraph-properties fo:orphans="1"/>
    </style:style>
    <style:style style:name="P14" style:family="paragraph" style:parent-style-name="Text_20_body" style:list-style-name="L3">
      <style:paragraph-properties fo:margin-top="0cm" fo:margin-bottom="0cm" style:contextual-spacing="false" fo:orphans="1"/>
    </style:style>
    <style:style style:name="P15" style:family="paragraph" style:parent-style-name="Text_20_body" style:list-style-name="L3">
      <style:paragraph-properties fo:orphans="1"/>
    </style:style>
    <style:style style:name="P16" style:family="paragraph" style:parent-style-name="Text_20_body" style:list-style-name="L4">
      <style:paragraph-properties fo:orphans="1"/>
    </style:style>
    <style:style style:name="P17" style:family="paragraph" style:parent-style-name="Text_20_body" style:list-style-name="L5">
      <style:paragraph-properties fo:orphans="1"/>
    </style:style>
    <style:style style:name="P18" style:family="paragraph" style:parent-style-name="Text_20_body" style:list-style-name="L6">
      <style:paragraph-properties fo:margin-top="0cm" fo:margin-bottom="0cm" style:contextual-spacing="false" fo:orphans="1"/>
    </style:style>
    <style:style style:name="P19" style:family="paragraph" style:parent-style-name="Text_20_body" style:list-style-name="L6">
      <style:paragraph-properties fo:orphans="1"/>
    </style:style>
    <style:style style:name="P20" style:family="paragraph" style:parent-style-name="Text_20_body" style:list-style-name="L7">
      <style:paragraph-properties fo:margin-top="0cm" fo:margin-bottom="0cm" style:contextual-spacing="false" fo:orphans="1"/>
    </style:style>
    <style:style style:name="P21" style:family="paragraph" style:parent-style-name="Text_20_body" style:list-style-name="L7">
      <style:paragraph-properties fo:orphans="1"/>
    </style:style>
    <style:style style:name="P22" style:family="paragraph" style:parent-style-name="Text_20_body" style:list-style-name="L8"/>
    <style:style style:name="P23" style:family="paragraph" style:parent-style-name="Text_20_body" style:list-style-name="L8">
      <style:text-properties style:font-name="monospace"/>
    </style:style>
    <style:style style:name="P24" style:family="paragraph" style:parent-style-name="Text_20_body" style:list-style-name="L8">
      <style:text-properties style:font-name="monospace" officeooo:rsid="001a3785" officeooo:paragraph-rsid="001c23f6"/>
    </style:style>
    <style:style style:name="P25" style:family="paragraph" style:parent-style-name="Text_20_body" style:list-style-name="L8"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01a3785" officeooo:paragraph-rsid="001a3785" style:text-blinking="false" fo:background-color="#ffffff"/>
    </style:style>
    <style:style style:name="P26" style:family="paragraph" style:parent-style-name="Text_20_body" style:list-style-name="L8">
      <style:text-properties fo:font-variant="normal" fo:text-transform="none" fo:color="#000000" loext:opacity="100%" style:text-line-through-style="none" style:text-line-through-type="none" style:font-name="monospace" fo:font-size="10.5pt" fo:letter-spacing="normal" fo:font-style="normal" style:text-underline-style="none" fo:font-weight="normal" officeooo:rsid="001a3785" officeooo:paragraph-rsid="001d5d5c" style:text-blinking="false" fo:background-color="#ffffff"/>
    </style:style>
    <style:style style:name="T1" style:family="text">
      <style:text-properties fo:color="#000000" loext:opacity="100%" fo:background-color="transparent" loext:char-shading-value="0"/>
    </style:style>
    <style:style style:name="T2" style:family="text">
      <style:text-properties fo:color="#000000" loext:opacity="100%" fo:background-color="transparent" loext:char-shading-value="0" loext:padding="0cm" loext:border="none"/>
    </style:style>
    <style:style style:name="T3" style:family="text">
      <style:text-properties fo:color="#000000" loext:opacity="100%" style:font-name="Fira Code" fo:background-color="transparent" loext:char-shading-value="0" loext:padding="0cm" loext:border="none"/>
    </style:style>
    <style:style style:name="T4" style:family="text">
      <style:text-properties fo:color="#000000" loext:opacity="100%" fo:background-color="#ffffff" loext:char-shading-value="0"/>
    </style:style>
    <style:style style:name="T5" style:family="text">
      <style:text-properties officeooo:rsid="00175395"/>
    </style:style>
    <style:style style:name="T6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/>
    </style:style>
    <style:style style:name="T7" style:family="text">
      <style:text-properties fo:font-variant="normal" fo:text-transform="none" style:text-line-through-style="none" style:text-line-through-type="none" style:font-name="apple-system" fo:font-size="10.5pt" fo:letter-spacing="normal" fo:font-style="normal" style:text-underline-style="none" fo:font-weight="normal" officeooo:rsid="00187127" style:text-blinking="false" fo:background-color="#ffffff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0187127" style:text-blinking="false" fo:background-color="#ffffff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officeooo:rsid="001a3785" style:text-blinking="false" fo:background-color="#ffffff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char-shading-value="0" style:font-name-asian="monospace"/>
    </style:style>
    <style:style style:name="T11" style:family="text">
      <style:text-properties fo:font-variant="normal" fo:text-transform="none" fo:color="#000000" loext:opacity="100%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/>
    </style:style>
    <style:style style:name="T12" style:family="text">
      <style:text-properties officeooo:rsid="001abda2"/>
    </style:style>
    <style:style style:name="T13" style:family="text">
      <style:text-properties officeooo:rsid="001d5d5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Gs Workflow und GIThub</text:h>
      <text:p text:style-name="P5">Ihre Überlegungen sind sehr gut. Lassen Sie uns eine optimale .gitignore-Datei und eine Strategie für die verschiedenen Ordner erstellen:</text:p>
      <text:list text:style-name="L1">
        <text:list-item>
          <text:p text:style-name="P12">.gitignore Datei: </text:p>
        </text:list-item>
      </text:list>
      <text:p text:style-name="P6">Erstellen Sie eine .gitignore Datei im Root-Verzeichnis Ihres Projekts mit folgendem Inhalt:</text:p>
      <text:p text:style-name="P4">Copy<text:span text:style-name="T1"/></text:p>
      <text:p text:style-name="P1"><text:span text:style-name="Source_20_Text"><text:span text:style-name="T3"># Ignore large data folders</text:span></text:span></text:p>
      <text:p text:style-name="P2"><text:span text:style-name="Source_20_Text"><text:span text:style-name="T3">/Documents/</text:span></text:span></text:p>
      <text:p text:style-name="P7"/>
      <text:p text:style-name="P2"><text:span text:style-name="Source_20_Text"><text:span text:style-name="T3"># Ignore output and model folders</text:span></text:span></text:p>
      <text:p text:style-name="P2"><text:span text:style-name="Source_20_Text"><text:span text:style-name="T3">/output/</text:span></text:span></text:p>
      <text:p text:style-name="P2"><text:span text:style-name="Source_20_Text"><text:span text:style-name="T3">/models/</text:span></text:span></text:p>
      <text:p text:style-name="P7"/>
      <text:p text:style-name="P2"><text:span text:style-name="Source_20_Text"><text:span text:style-name="T3"># Ignore Python cache files</text:span></text:span></text:p>
      <text:p text:style-name="P2"><text:span text:style-name="Source_20_Text"><text:span text:style-name="T3">__pycache__/</text:span></text:span></text:p>
      <text:p text:style-name="P2"><text:span text:style-name="Source_20_Text"><text:span text:style-name="T3">*.py[cod]</text:span></text:span></text:p>
      <text:p text:style-name="P7"/>
      <text:p text:style-name="P2"><text:span text:style-name="Source_20_Text"><text:span text:style-name="T3"># Ignore Jupyter Notebook checkpoints</text:span></text:span></text:p>
      <text:p text:style-name="P2"><text:span text:style-name="Source_20_Text"><text:span text:style-name="T3">.ipynb_checkpoints/</text:span></text:span></text:p>
      <text:p text:style-name="P7"/>
      <text:p text:style-name="P2"><text:span text:style-name="Source_20_Text"><text:span text:style-name="T3"># Ignore environment-specific files</text:span></text:span></text:p>
      <text:p text:style-name="P2"><text:span text:style-name="Source_20_Text"><text:span text:style-name="T3">.env</text:span></text:span></text:p>
      <text:p text:style-name="P2"><text:span text:style-name="Source_20_Text"><text:span text:style-name="T3">venv/</text:span></text:span></text:p>
      <text:p text:style-name="P2"><text:span text:style-name="Source_20_Text"><text:span text:style-name="T3">*.log</text:span></text:span></text:p>
      <text:p text:style-name="P7"/>
      <text:p text:style-name="P2"><text:span text:style-name="Source_20_Text"><text:span text:style-name="T3"># Ignore OS-specific files</text:span></text:span></text:p>
      <text:p text:style-name="P2"><text:span text:style-name="Source_20_Text"><text:span text:style-name="T3">.DS_Store</text:span></text:span></text:p>
      <text:p text:style-name="P3"><text:span text:style-name="Source_20_Text"><text:span text:style-name="T3">Thumbs.db</text:span></text:span></text:p>
      <text:list text:style-name="L2">
        <text:list-item>
          <text:p text:style-name="P13">Ordner-Strategie: </text:p>
        </text:list-item>
      </text:list>
      <text:list text:style-name="L3">
        <text:list-item>
          <text:p text:style-name="P14">Documents: </text:p>
          <text:list>
            <text:list-item>
              <text:p text:style-name="P14">Nicht in Git versionieren (zu groß) </text:p>
            </text:list-item>
            <text:list-item>
              <text:p text:style-name="P14">Manuell zu Google Drive hochladen </text:p>
            </text:list-item>
            <text:list-item>
              <text:p text:style-name="P14">In .gitignore aufnehmen </text:p>
            </text:list-item>
          </text:list>
        </text:list-item>
        <text:list-item>
          <text:p text:style-name="P14">CheckThis: </text:p>
          <text:list>
            <text:list-item>
              <text:p text:style-name="P14">In Git versionieren </text:p>
            </text:list-item>
            <text:list-item>
              <text:p text:style-name="P14">Wird automatisch mit GitHub synchronisiert </text:p>
            </text:list-item>
            <text:list-item>
              <text:p text:style-name="P14"><text:soft-page-break/>Nicht in .gitignore aufnehmen </text:p>
            </text:list-item>
          </text:list>
        </text:list-item>
        <text:list-item>
          <text:p text:style-name="P14">output: </text:p>
          <text:list>
            <text:list-item>
              <text:p text:style-name="P14">Nicht in Git versionieren (ändert sich häufig und ist reproduzierbar) </text:p>
            </text:list-item>
            <text:list-item>
              <text:p text:style-name="P14">In .gitignore aufnehmen </text:p>
            </text:list-item>
            <text:list-item>
              <text:p text:style-name="P14">Lokal und in Google Drive beibehalten </text:p>
            </text:list-item>
          </text:list>
        </text:list-item>
        <text:list-item>
          <text:p text:style-name="P14">models: </text:p>
          <text:list>
            <text:list-item>
              <text:p text:style-name="P14">Nicht in Git versionieren (oft zu groß) </text:p>
            </text:list-item>
            <text:list-item>
              <text:p text:style-name="P14">In .gitignore aufnehmen </text:p>
            </text:list-item>
            <text:list-item>
              <text:p text:style-name="P15">Manuell zu Google Drive hochladen, wenn nötig </text:p>
            </text:list-item>
          </text:list>
        </text:list-item>
      </text:list>
      <text:list text:style-name="L4">
        <text:list-item>
          <text:p text:style-name="P16">Projektstruktur: </text:p>
        </text:list-item>
      </text:list>
      <text:p text:style-name="P8">Copy</text:p>
      <text:p text:style-name="P1"><text:span text:style-name="Source_20_Text"><text:span text:style-name="T3">QualsKAT/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.gitignore</text:span></text:span></text:p>
      <text:p text:style-name="P2"><text:span text:style-name="Source_20_Text"><text:span text:style-name="T2">├── </text:span></text:span><text:span text:style-name="Source_20_Text"><text:span text:style-name="T3">classifier.py</text:span></text:span></text:p>
      <text:p text:style-name="P2"><text:span text:style-name="Source_20_Text"><text:span text:style-name="T2">├── </text:span></text:span><text:span text:style-name="Source_20_Text"><text:span text:style-name="T3">README.md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Documents/ <text:s/>(nicht in Git, manuell zu Drive)</text:span></text:span></text:p>
      <text:p text:style-name="P2"><text:span text:style-name="Source_20_Text"><text:span text:style-name="T2">│ <text:s text:c="2"/>└── </text:span></text:span><text:span text:style-name="Source_20_Text"><text:span text:style-name="T3">...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CheckThis/ <text:s/>(in Git)</text:span></text:span></text:p>
      <text:p text:style-name="P2"><text:span text:style-name="Source_20_Text"><text:span text:style-name="T2">│ <text:s text:c="2"/>└── </text:span></text:span><text:span text:style-name="Source_20_Text"><text:span text:style-name="T3">...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├── </text:span></text:span><text:span text:style-name="Source_20_Text"><text:span text:style-name="T3">output/ <text:s/>(nicht in Git, lokal und in Drive)</text:span></text:span></text:p>
      <text:p text:style-name="P2"><text:span text:style-name="Source_20_Text"><text:span text:style-name="T2">│ <text:s text:c="2"/>└── </text:span></text:span><text:span text:style-name="Source_20_Text"><text:span text:style-name="T3">...</text:span></text:span></text:p>
      <text:p text:style-name="P2"><text:span text:style-name="Source_20_Text"><text:span text:style-name="T2">│</text:span></text:span></text:p>
      <text:p text:style-name="P2"><text:span text:style-name="Source_20_Text"><text:span text:style-name="T2">└── </text:span></text:span><text:span text:style-name="Source_20_Text"><text:span text:style-name="T3">models/ <text:s/>(nicht in Git, manuell zu Drive wenn nötig)</text:span></text:span></text:p>
      <text:p text:style-name="P3"><text:span text:style-name="Source_20_Text"><text:span text:style-name="T2"><text:s text:c="4"/>└── </text:span></text:span><text:span text:style-name="Source_20_Text"><text:span text:style-name="T3">...</text:span></text:span></text:p>
      <text:list text:style-name="L5">
        <text:list-item>
          <text:p text:style-name="P17">Workflow: </text:p>
        </text:list-item>
      </text:list>
      <text:list text:style-name="L6">
        <text:list-item>
          <text:p text:style-name="P18">Lokale Entwicklung: </text:p>
          <text:list>
            <text:list-item>
              <text:p text:style-name="P18">Arbeiten Sie an <text:span text:style-name="Source_20_Text">classifier.py</text:span> und anderen Skripten </text:p>
            </text:list-item>
            <text:list-item>
              <text:p text:style-name="P18">Testen Sie mit lokalen Daten </text:p>
            </text:list-item>
            <text:list-item>
              <text:p text:style-name="P18">Committen und pushen Sie Änderungen zu GitHub </text:p>
            </text:list-item>
          </text:list>
        </text:list-item>
        <text:list-item>
          <text:p text:style-name="P18">GitHub: </text:p>
          <text:list>
            <text:list-item>
              <text:p text:style-name="P18">Enthält <text:span text:style-name="Source_20_Text">classifier.py</text:span>, <text:span text:style-name="Source_20_Text">README.md</text:span>, <text:span text:style-name="Source_20_Text">.gitignore</text:span>, und den <text:span text:style-name="Source_20_Text">CheckThis</text:span> Ordner </text:p>
            </text:list-item>
            <text:list-item>
              <text:p text:style-name="P18">Dient als zentrale Versionskontrolle </text:p>
            </text:list-item>
          </text:list>
        </text:list-item>
        <text:list-item>
          <text:p text:style-name="P18">Google Drive: </text:p>
          <text:list>
            <text:list-item>
              <text:p text:style-name="P18">Enthält das gesamte Projekt, einschließlich großer Datensätze </text:p>
            </text:list-item>
            <text:list-item>
              <text:p text:style-name="P18"><text:span text:style-name="Source_20_Text">Documents</text:span>, <text:span text:style-name="Source_20_Text">output</text:span>, und <text:span text:style-name="Source_20_Text">models</text:span> Ordner werden manuell synchronisiert </text:p>
            </text:list-item>
            <text:list-item>
              <text:p text:style-name="P18"><text:soft-page-break/>Der Rest wird über Git synchronisiert </text:p>
            </text:list-item>
          </text:list>
        </text:list-item>
        <text:list-item>
          <text:p text:style-name="P18">Colab: </text:p>
          <text:list>
            <text:list-item>
              <text:p text:style-name="P18">Greift auf Dateien in Google Drive zu </text:p>
            </text:list-item>
            <text:list-item>
              <text:p text:style-name="P19">Führt bei jedem Start ein <text:span text:style-name="Source_20_Text">git pull</text:span> aus, um <text:span text:style-name="Source_20_Text">classifier.py</text:span> und <text:span text:style-name="Source_20_Text">CheckThis</text:span> zu aktualisieren </text:p>
            </text:list-item>
          </text:list>
        </text:list-item>
      </text:list>
      <text:p text:style-name="P6">Mit dieser Struktur und Strategie:</text:p>
      <text:list text:style-name="L7">
        <text:list-item>
          <text:p text:style-name="P20">Halten Sie Ihr GitHub-Repository schlank und effizient </text:p>
        </text:list-item>
        <text:list-item>
          <text:p text:style-name="P20">Behalten Sie die Kontrolle über große Dateien und Ausgaben </text:p>
        </text:list-item>
        <text:list-item>
          <text:p text:style-name="P20">Ermöglichen Sie eine einfache Zusammenarbeit und Versionskontrolle für den Kerncode </text:p>
        </text:list-item>
        <text:list-item>
          <text:p text:style-name="P21">Stellen Sie sicher, dass Colab immer mit den neuesten Versionen arbeitet</text:p>
        </text:list-item>
      </text:list>
      <text:h text:style-name="P11" text:outline-level="2">Hilfreiche Kommandos</text:h>
      <text:h text:style-name="Heading_20_4" text:outline-level="4">Alle *.doc eines Folders recursiv zu *.txt konvertieren:</text:h>
      <text:p text:style-name="P9"><text:span text:style-name="T4">find . -iname '*.docx' -exec sh -c 'echo "Konvertiere </text:span><text:line-break/>$1"; libreoffice --headless --convert-to txt:Text --outdir "$(dirname "$1")" "$1" &amp;&amp; echo "Fertig: $1"' sh {} \;<text:line-break/><text:line-break/><text:span text:style-name="T5">Das geht auch mit anderen Formaten, die LO-Writer unterstützt.</text:span></text:p>
      <text:h text:style-name="Heading_20_4" text:outline-level="4">files.py finde<text:span text:style-name="T12">n</text:span>, die <text:span text:style-name="T12">suchbegriff enthalten</text:span></text:h>
      <text:p text:style-name="Text_20_body">grep -n -r "analyze_new_article" .</text:p>
      <text:p text:style-name="P10">Oder für ein paar Zeilen:</text:p>
      <text:p text:style-name="Text_20_body">grep -n -r "def analyze_new_article" . | xargs -I {} sh -c 'echo {}; sed -n "$(echo {} | cut -d: -f2),+5p" "$(echo {} | cut -d: -f1)"'</text:p>
      <text:p text:style-name="Text_20_body"/>
      <text:h text:style-name="Heading_20_2" text:outline-level="2">ToDos</text:h>
      <text:list text:style-name="L8">
        <text:list-item>
          <text:p text:style-name="P22"><text:a xlink:type="simple" xlink:href="https://github.com/AndreasGrosz/QualsKAT/blob/main/CheckThisResults.csv" text:style-name="Internet_20_link" text:visited-style-name="Visited_20_Internet_20_Link">CheckThisResults.csv</text:a><text:span text:style-name="T6"> </text:span><text:span text:style-name="T7">sollte nicht überschrieben werden, sondern angehängt, mit Datum</text:span></text:p>
        </text:list-item>
        <text:list-item>
          <text:p text:style-name="P23"><text:span text:style-name="T8">python main.py –</text:span><text:span text:style-name="T9">help – für hilfetext der parameter</text:span></text:p>
        </text:list-item>
        <text:list-item>
          <text:p text:style-name="P25">kommentieren jeder funktion</text:p>
        </text:list-item>
        <text:list-item>
          <text:p text:style-name="P24"><text:span text:style-name="T11">FutureWarning: `evaluation_strategy` is deprecated and will be removed in version 4.46 of </text:span><text:span text:style-name="T10">珞 </text:span><text:span text:style-name="T11">Transformers. Use `eval_strategy` instead</text:span></text:p>
        </text:list-item>
        <text:list-item>
          <text:p text:style-name="P26"><text:span text:style-name="T13">Scriptausgabe des Trainingsergebnisses besser lesbar drucken: </text:span><text:a xlink:type="simple" xlink:href="../240801%20Ergebnisbericht%20bis%2088%25%20Genauigkeit.odt#1.1.Traingsergebnis%20der%20Vollversion%7Coutline" text:style-name="Internet_20_link" text:visited-style-name="Visited_20_Internet_20_Link"><text:span text:style-name="T13">file:///media/res/HDD_AB/projekte/kd0241-py/Q-KAT/AAUNaL/Docu/240801%20Ergebnisbericht%20bis%2088%25%20Genauigkeit.odt#1.1.Traingsergebnis der Vollversion|outline</text:span></text:a></text:p>
        </text:list-item>
        <text:list-item>
          <text:p text:style-name="P26"><text:span text:style-name="T13">Trainingsdauer im Terminal ausgeben.</text:span></text:p>
        </text:list-item>
        <text:list-item>
          <text:p text:style-name="P26"><text:soft-page-break/><text:line-break/><text:line-break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, 'Fira Mono', Menlo, Consolas, 'DejaVu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15:50:05.595475662</meta:creation-date>
    <dc:date>2024-08-01T12:01:07.479317091</dc:date>
    <meta:editing-duration>PT11H13M48S</meta:editing-duration>
    <meta:editing-cycles>11</meta:editing-cycles>
    <meta:generator>LibreOffice/24.2.4.2$Linux_X86_64 LibreOffice_project/420$Build-2</meta:generator>
    <meta:document-statistic meta:table-count="0" meta:image-count="0" meta:object-count="0" meta:page-count="4" meta:paragraph-count="93" meta:word-count="508" meta:character-count="3383" meta:non-whitespace-character-count="2959"/>
  </office:meta>
</office:document-meta>
</file>